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iteration</text:p>
          </table:table-cell>
          <table:table-cell table:number-columns-repeated="3"/>
          <table:table-cell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:26:04.812792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&gt;1 час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/>0:26:03.622135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og Messag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og Messag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6, 3, 5, 5]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:00:00.591620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:00:27.040553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:00:00.000463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:00:00.000524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:00:00.002681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:00:00.003866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:00:00.005521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:00:00.0040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6]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00:00.004650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00:00.062930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:00:00.000035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:00:00.000056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0:00.000044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0:00.000048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2.9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:00:00.000092</text:p>
          </table:table-cell>
          <table:table-cell/>
          <table:table-cell office:value-type="string" calcext:value-type="string">
            <text:p>69.7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:00:00.0000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16, 6, 5, 5]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:00:00.697840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:00:43.838859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:00:00.000383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:00:00.000738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:00:00.000079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:00:00.000080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:00:00.000084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:00:00.0000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16]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:00:00.006728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:00:00.042900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:00:00.000038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:00:00.000068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:00:00.000049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:00:00.000051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3.7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:00:00.000065</text:p>
          </table:table-cell>
          <table:table-cell/>
          <table:table-cell office:value-type="string" calcext:value-type="string">
            <text:p>113.6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:00:00.0000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120, 400]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:00:02.279951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:00:47.991848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:00:00.000368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:00:00.000717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:00:00.000106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:00:00.000144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:00:00.000084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:00:00.00017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120]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:00:00.007156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:00:00.021727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:00:00.000039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:00:00.000058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:00:00.000047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:00:00.000064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6.0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:00:00.000069</text:p>
          </table:table-cell>
          <table:table-cell/>
          <table:table-cell office:value-type="string" calcext:value-type="string">
            <text:p>161.6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:00:00.0000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84, 120]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:00:00.352777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:00:01.327954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:00:00.000383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:00:00.000482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:00:00.000080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:00:00.000111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:00:00.000081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:00:00.0001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84]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:00:00.003791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:00:00.006866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:00:00.000035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:00:00.000057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:00:00.000043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:00:00.000049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:00:00.000059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:00:00.0000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10, 84]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:00:00.022259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:00:00.027180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:00:00.000038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:00:00.000062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:00:00.000048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:00:00.000054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:00:00.000063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:00:00.0000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torch.Size([10]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:00:00.001040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:00:00.001130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:00:00.000035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:00:00.000043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:00:00.000041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:00:00.000040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:00:00.000056</text:p>
          </table:table-cell>
          <table:table-cell/>
          <table:table-cell office:value-type="string" calcext:value-type="string">
            <text:p>162.9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:00:00.000051</text:p>
          </table:table-cell>
        </table:table-row>
        <table:table-row table:style-name="ro1">
          <table:table-cell/>
          <table:table-cell office:value-type="string" calcext:value-type="string">
            <text:p>46.4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nd of ste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22:02:58.167624768</meta:creation-date>
    <meta:editing-duration>PT39M14S</meta:editing-duration>
    <meta:editing-cycles>5</meta:editing-cycles>
    <meta:generator>LibreOffice/7.3.7.2$Linux_X86_64 LibreOffice_project/30$Build-2</meta:generator>
    <dc:date>2023-05-15T23:09:32.663348514</dc:date>
    <meta:document-statistic meta:table-count="1" meta:cell-count="509" meta:object-count="0"/>
  </office:meta>
</office:document-meta>
</file>